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Mangal1" svg:font-family="Mangal"/>
    <style:font-face style:name="consolas" svg:font-family="consolas, monaco, 'Andale Mono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f66c" officeooo:paragraph-rsid="000ef66c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ef66c" officeooo:paragraph-rsid="000ef66c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cc33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t Arrow = &gt;</text:p>
      <text:p text:style-name="P2"/>
      <text:p text:style-name="Standard">var elements = [</text:p>
      <text:p text:style-name="Standard"><text:s text:c="2"/>'Hydrogen',</text:p>
      <text:p text:style-name="Standard"><text:s text:c="2"/>'Helium',</text:p>
      <text:p text:style-name="Standard"><text:s text:c="2"/>'Lithium',</text:p>
      <text:p text:style-name="Standard"><text:s text:c="2"/>'Beryllium'</text:p>
      <text:p text:style-name="Standard">];</text:p>
      <text:p text:style-name="Standard"/>
      <text:p text:style-name="Standard">elements.map<text:span text:style-name="T2">(function(element)</text:span> {</text:p>
      <text:p text:style-name="Standard"><text:s text:c="2"/>return element.length;</text:p>
      <text:p text:style-name="Standard">}); <text:tab/><text:tab/><text:tab/><text:tab/>// this statement returns the array: [8, 6, 7, 9]</text:p>
      <text:p text:style-name="Standard"/>
      <text:p text:style-name="Standard">// The regular function above can be written as the arrow function below</text:p>
      <text:p text:style-name="Standard"/>
      <text:p text:style-name="Standard">elements.map<text:span text:style-name="T2">((element) =&gt; </text:span>{</text:p>
      <text:p text:style-name="Standard"><text:s text:c="2"/>return element.length;</text:p>
      <text:p text:style-name="Standard">}); <text:tab/><text:tab/><text:tab/><text:tab/>// [8, 6, 7, 9]</text:p>
      <text:p text:style-name="Standard"/>
      <text:p text:style-name="Standard">// When there is <text:span text:style-name="T1">only one parameter, we can remove the surrounding parenthesies</text:span>:</text:p>
      <text:p text:style-name="Standard"/>
      <text:p text:style-name="Standard">elements.map(element =&gt; {</text:p>
      <text:p text:style-name="Standard"><text:s text:c="2"/>return element.length;</text:p>
      <text:p text:style-name="Standard">}); // [8, 6, 7, 9]</text:p>
      <text:p text:style-name="Standard"/>
      <text:p text:style-name="Standard"/>
      <text:p text:style-name="P1"><text:a xlink:type="simple" xlink:href="https://developer.mozilla.org/en-US/docs/Web/JavaScript/Reference/Functions/Arrow_functions" text:style-name="Internet_20_link" text:visited-style-name="Visited_20_Internet_20_Link">link</text:a></text:p>
      <text:p text:style-name="Standard"/>
      <text:p text:style-name="Standard"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Mangal1" svg:font-family="Mangal"/>
    <style:font-face style:name="consolas" svg:font-family="consolas, monaco, 'Andale Mono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9:15:47.086000000</meta:creation-date>
    <meta:generator>LibreOffice/6.1.4.2$Windows_X86_64 LibreOffice_project/9d0f32d1f0b509096fd65e0d4bec26ddd1938fd3</meta:generator>
    <dc:date>2019-02-03T19:20:19.804000000</dc:date>
    <meta:editing-duration>PT4M33S</meta:editing-duration>
    <meta:editing-cycles>1</meta:editing-cycles>
    <meta:document-statistic meta:table-count="0" meta:image-count="0" meta:object-count="0" meta:page-count="1" meta:paragraph-count="20" meta:word-count="78" meta:character-count="492" meta:non-whitespace-character-count="412"/>
  </office:meta>
</office:document-meta>
</file>